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Calibri1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style:font-name="Calibri1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9">
      <style:paragraph-properties fo:margin-top="0in" fo:margin-bottom="0in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P18" style:family="paragraph" style:parent-style-name="Text_20_body">
      <style:text-properties style:font-name="Calibri1"/>
    </style:style>
    <style:style style:name="P19" style:family="paragraph" style:parent-style-name="Text_20_body" style:list-style-name="L5">
      <style:text-properties style:font-name="Calibri1"/>
    </style:style>
    <style:style style:name="P20" style:family="paragraph" style:parent-style-name="Text_20_body" style:list-style-name="L6">
      <style:paragraph-properties fo:margin-top="0in" fo:margin-bottom="0in" style:contextual-spacing="false"/>
      <style:text-properties style:font-name="Calibri1"/>
    </style:style>
    <style:style style:name="P21" style:family="paragraph" style:parent-style-name="Text_20_body" style:list-style-name="L6">
      <style:text-properties style:font-name="Calibri1"/>
    </style:style>
    <style:style style:name="P22" style:family="paragraph" style:parent-style-name="Text_20_body" style:list-style-name="L7">
      <style:text-properties style:font-name="Calibri1"/>
    </style:style>
    <style:style style:name="P23" style:family="paragraph" style:parent-style-name="Text_20_body" style:list-style-name="L8">
      <style:paragraph-properties fo:margin-top="0in" fo:margin-bottom="0in" style:contextual-spacing="false"/>
      <style:text-properties style:font-name="Calibri1"/>
    </style:style>
    <style:style style:name="P24" style:family="paragraph" style:parent-style-name="Text_20_body" style:list-style-name="L8">
      <style:text-properties style:font-name="Calibri1"/>
    </style:style>
    <style:style style:name="P25" style:family="paragraph" style:parent-style-name="Text_20_body" style:list-style-name="L9">
      <style:text-properties style:font-name="Calibri1"/>
    </style:style>
    <style:style style:name="T1" style:family="text">
      <style:text-properties style:font-name="Calibri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h text:style-name="Heading_20_3" text:outline-level="3"><text:span text:style-name="Strong_20_Emphasis"><text:span text:style-name="T1">Exercice 1 : Analyse et Implémentation</text:span></text:span></text:h>
      <text:p text:style-name="Text_20_body"><text:span text:style-name="T1">Écris une fonction qui recherche une valeur dans un tableau trié en utilisant la </text:span><text:span text:style-name="Strong_20_Emphasis"><text:span text:style-name="T1">recherche dichotomique</text:span></text:span><text:span text:style-name="T1"> (recherche binaire). Calcule et commente sa </text:span><text:span text:style-name="Strong_20_Emphasis"><text:span text:style-name="T1">complexité</text:span></text:span><text:span text:style-name="T1">.</text:span></text:p>
      <text:p text:style-name="P1"/>
      <text:h text:style-name="Heading_20_3" text:outline-level="3"><text:span text:style-name="Strong_20_Emphasis"><text:span text:style-name="T1">Exercice 2 : Création d’un Programme de Tri Hybride</text:span></text:span></text:h>
      <text:p text:style-name="P18">Implémente un programme qui :</text:p>
      <text:list text:style-name="L1">
        <text:list-item>
          <text:p text:style-name="P5"><text:span text:style-name="T1">Trie un tableau en utilisant </text:span><text:span text:style-name="Strong_20_Emphasis"><text:span text:style-name="T1">le tri à bulle</text:span></text:span><text:span text:style-name="T1"> si la taille est inférieure à 10. </text:span></text:p>
        </text:list-item>
        <text:list-item>
          <text:p text:style-name="P4"><text:span text:style-name="T1">Passe au </text:span><text:span text:style-name="Strong_20_Emphasis"><text:span text:style-name="T1">tri rapide</text:span></text:span><text:span text:style-name="T1"> pour des tailles supérieures. </text:span></text:p>
        </text:list-item>
      </text:list>
      <text:p text:style-name="Text_20_body"><text:span text:style-name="T1">Ajoute une option pour afficher le </text:span><text:span text:style-name="Strong_20_Emphasis"><text:span text:style-name="T1">temps d’exécution</text:span></text:span><text:span text:style-name="T1"> de chaque méthode.</text:span></text:p>
      <text:p text:style-name="P1"/>
      <text:h text:style-name="Heading_20_3" text:outline-level="3"><text:span text:style-name="Strong_20_Emphasis"><text:span text:style-name="T1">Exercice 3 : Parcours et Opérations sur Arbres</text:span></text:span></text:h>
      <text:p text:style-name="P18">Écris un programme pour :</text:p>
      <text:list text:style-name="L2">
        <text:list-item>
          <text:p text:style-name="P7"><text:span text:style-name="T1">Construire un </text:span><text:span text:style-name="Strong_20_Emphasis"><text:span text:style-name="T1">arbre binaire</text:span></text:span><text:span text:style-name="T1"> à partir d’un tableau donné (les éléments du tableau doivent être insérés séquentiellement). </text:span></text:p>
        </text:list-item>
        <text:list-item>
          <text:p text:style-name="P7"><text:span text:style-name="T1">Effectuer les parcours suivants : </text:span><text:span text:style-name="Strong_20_Emphasis"><text:span text:style-name="T1">préfixé, infixé, postfixé</text:span></text:span><text:span text:style-name="T1">. </text:span></text:p>
        </text:list-item>
        <text:list-item>
          <text:p text:style-name="P6"><text:span text:style-name="T1">Ajouter une méthode pour trouver </text:span><text:span text:style-name="Strong_20_Emphasis"><text:span text:style-name="T1">le plus grand élément</text:span></text:span><text:span text:style-name="T1"> de l’arbre. </text:span></text:p>
        </text:list-item>
      </text:list>
      <text:p text:style-name="P1"/>
      <text:h text:style-name="Heading_20_3" text:outline-level="3"><text:span text:style-name="Strong_20_Emphasis"><text:span text:style-name="T1">Exercice 4 : Mélange Récursivité et Arbres</text:span></text:span></text:h>
      <text:p text:style-name="P18">Programme une fonction récursive qui :</text:p>
      <text:list text:style-name="L3">
        <text:list-item>
          <text:p text:style-name="P9"><text:span text:style-name="T1">Calcule la </text:span><text:span text:style-name="Strong_20_Emphasis"><text:span text:style-name="T1">profondeur</text:span></text:span><text:span text:style-name="T1"> d’un arbre binaire. </text:span></text:p>
        </text:list-item>
        <text:list-item>
          <text:p text:style-name="P8"><text:span text:style-name="T1">Compte le nombre total de </text:span><text:span text:style-name="Strong_20_Emphasis"><text:span text:style-name="T1">nœuds feuilles</text:span></text:span><text:span text:style-name="T1">. </text:span></text:p>
        </text:list-item>
      </text:list>
      <text:p text:style-name="P18">Exemple de sortie :</text:p>
      <text:p text:style-name="Preformatted_20_Text"><text:span text:style-name="Source_20_Text"><text:span text:style-name="T1">Profondeur de l’arbre : 3</text:span></text:span></text:p>
      <text:p text:style-name="P2"><text:span text:style-name="Source_20_Text"><text:span text:style-name="T1">Nombre de feuilles : 4</text:span></text:span></text:p>
      <text:p text:style-name="P1"/>
      <text:h text:style-name="Heading_20_3" text:outline-level="3"><text:span text:style-name="Strong_20_Emphasis"><text:span text:style-name="T1">Exercice 5 : Tri avec Notion de Complexité</text:span></text:span></text:h>
      <text:p text:style-name="P18">Écris un programme en C qui :</text:p>
      <text:list text:style-name="L4">
        <text:list-item>
          <text:p text:style-name="P11"><text:span text:style-name="T1">Trie un tableau en utilisant </text:span><text:span text:style-name="Strong_20_Emphasis"><text:span text:style-name="T1">le tri par insertion</text:span></text:span><text:span text:style-name="T1">. </text:span></text:p>
        </text:list-item>
        <text:list-item>
          <text:p text:style-name="P11"><text:span text:style-name="T1">Compte et affiche le </text:span><text:span text:style-name="Strong_20_Emphasis"><text:span text:style-name="T1">nombre total de comparaisons effectuées</text:span></text:span><text:span text:style-name="T1">. </text:span></text:p>
        </text:list-item>
        <text:list-item>
          <text:p text:style-name="P10"><text:soft-page-break/><text:span text:style-name="T1">Compare les performances avec </text:span><text:span text:style-name="Strong_20_Emphasis"><text:span text:style-name="T1">le tri par fusion</text:span></text:span><text:span text:style-name="T1"> pour le même tableau. </text:span></text:p>
        </text:list-item>
      </text:list>
      <text:p text:style-name="P1"/>
      <text:h text:style-name="Heading_20_3" text:outline-level="3"><text:span text:style-name="Strong_20_Emphasis"><text:span text:style-name="T1">Exercice 6 : Algorithme de Recherche dans Arbre</text:span></text:span></text:h>
      <text:p text:style-name="P18">Programme une fonction récursive qui :</text:p>
      <text:list text:style-name="L5">
        <text:list-item>
          <text:p text:style-name="P12"><text:span text:style-name="T1">Recherche une valeur dans un </text:span><text:span text:style-name="Strong_20_Emphasis"><text:span text:style-name="T1">arbre binaire de recherche</text:span></text:span><text:span text:style-name="T1"> (ABR). </text:span></text:p>
        </text:list-item>
        <text:list-item>
          <text:p text:style-name="P19">Affiche le chemin suivi pour trouver la valeur (par exemple : racine -&gt; gauche -&gt; gauche). </text:p>
        </text:list-item>
      </text:list>
      <text:p text:style-name="P1"/>
      <text:h text:style-name="Heading_20_3" text:outline-level="3"><text:span text:style-name="Strong_20_Emphasis"><text:span text:style-name="T1">Exercice 7 : Calcul sur Arbres avec Récursivité</text:span></text:span></text:h>
      <text:p text:style-name="P18">Implémente un programme qui :</text:p>
      <text:list text:style-name="L6">
        <text:list-item>
          <text:p text:style-name="P20">Ajoute tous les éléments d’un arbre binaire. </text:p>
        </text:list-item>
        <text:list-item>
          <text:p text:style-name="P21">Affiche la somme totale et le nombre de nœuds parcourus. </text:p>
        </text:list-item>
      </text:list>
      <text:p text:style-name="P18">Exemple de sortie :</text:p>
      <text:p text:style-name="Preformatted_20_Text"><text:span text:style-name="Source_20_Text"><text:span text:style-name="T1">Somme des nœuds : 45</text:span></text:span></text:p>
      <text:p text:style-name="P2"><text:span text:style-name="Source_20_Text"><text:span text:style-name="T1">Nombre de nœuds : 7</text:span></text:span></text:p>
      <text:p text:style-name="P1"/>
      <text:h text:style-name="Heading_20_3" text:outline-level="3"><text:span text:style-name="Strong_20_Emphasis"><text:span text:style-name="T1">Exercice 8 : Tri et Recherches Multi-structures</text:span></text:span></text:h>
      <text:p text:style-name="P18">Crée un programme qui :</text:p>
      <text:list text:style-name="L7">
        <text:list-item>
          <text:p text:style-name="P13"><text:span text:style-name="T1">Trie un tableau d’entiers aléatoires avec </text:span><text:span text:style-name="Strong_20_Emphasis"><text:span text:style-name="T1">le tri rapide</text:span></text:span><text:span text:style-name="T1">. </text:span></text:p>
        </text:list-item>
        <text:list-item>
          <text:p text:style-name="P13"><text:span text:style-name="T1">Insère les mêmes valeurs triées dans un </text:span><text:span text:style-name="Strong_20_Emphasis"><text:span text:style-name="T1">arbre binaire de recherche (ABR)</text:span></text:span><text:span text:style-name="T1">. </text:span></text:p>
        </text:list-item>
        <text:list-item>
          <text:p text:style-name="P22">Recherche une valeur donnée dans le tableau (avec la recherche binaire) et dans l’arbre. </text:p>
        </text:list-item>
      </text:list>
      <text:p text:style-name="P18">Compare les performances de la recherche dans les deux structures.</text:p>
      <text:p text:style-name="P1"/>
      <text:h text:style-name="Heading_20_3" text:outline-level="3"><text:span text:style-name="Strong_20_Emphasis"><text:span text:style-name="T1">Exercice 9 : Mini-Système de Gestion</text:span></text:span></text:h>
      <text:p text:style-name="P18">Programme un système de gestion de données simple en C :</text:p>
      <text:list text:style-name="L8">
        <text:list-item>
          <text:p text:style-name="P14"><text:span text:style-name="T1">Les données sont initialement dans un </text:span><text:span text:style-name="Strong_20_Emphasis"><text:span text:style-name="T1">tableau</text:span></text:span><text:span text:style-name="T1">. </text:span></text:p>
        </text:list-item>
        <text:list-item>
          <text:p text:style-name="P23">Le programme propose les options suivantes : </text:p>
          <text:list>
            <text:list-item>
              <text:p text:style-name="P23">Trier les données (tri par sélection ou insertion). </text:p>
            </text:list-item>
            <text:list-item>
              <text:p text:style-name="P23">Rechercher une valeur. </text:p>
            </text:list-item>
            <text:list-item>
              <text:p text:style-name="P14"><text:span text:style-name="T1">Ajouter les données dans un </text:span><text:span text:style-name="Strong_20_Emphasis"><text:span text:style-name="T1">arbre binaire</text:span></text:span><text:span text:style-name="T1">. </text:span></text:p>
            </text:list-item>
            <text:list-item>
              <text:p text:style-name="P24">Afficher les parcours de l’arbre. </text:p>
            </text:list-item>
          </text:list>
        </text:list-item>
      </text:list>
      <text:p text:style-name="P1"/>
      <text:h text:style-name="Heading_20_3" text:outline-level="3"><text:soft-page-break/><text:span text:style-name="Strong_20_Emphasis"><text:span text:style-name="T1">Exercice 10 : Simulation Algorithme de Compression</text:span></text:span></text:h>
      <text:p text:style-name="P18">Simule un mini-algorithme qui :</text:p>
      <text:list text:style-name="L9">
        <text:list-item>
          <text:p text:style-name="P15"><text:span text:style-name="T1">Trie un tableau d’entiers par </text:span><text:span text:style-name="Strong_20_Emphasis"><text:span text:style-name="T1">tri fusion</text:span></text:span><text:span text:style-name="T1">. </text:span></text:p>
        </text:list-item>
        <text:list-item>
          <text:p text:style-name="P15"><text:span text:style-name="T1">Stocke les entiers triés dans un </text:span><text:span text:style-name="Strong_20_Emphasis"><text:span text:style-name="T1">arbre binaire parfait</text:span></text:span><text:span text:style-name="T1">. </text:span></text:p>
        </text:list-item>
        <text:list-item>
          <text:p text:style-name="P25">Recherche les deux valeurs les plus petites pour simuler une compression (fusion de deux entiers). </text:p>
        </text:list-item>
      </text:list>
      <text:p text:style-name="P1"/>
      <text:h text:style-name="Heading_20_3" text:outline-level="3"><text:span text:style-name="Strong_20_Emphasis"><text:span text:style-name="T1">Conseils</text:span></text:span></text:h>
      <text:list text:style-name="L10">
        <text:list-item>
          <text:p text:style-name="P17"><text:span text:style-name="Strong_20_Emphasis"><text:span text:style-name="T1">Difficulté croissante</text:span></text:span><text:span text:style-name="T1"> : Commence par les exercices simples pour solidifier les bases avant d’essayer les plus complexes. </text:span></text:p>
        </text:list-item>
        <text:list-item>
          <text:p text:style-name="P17"><text:span text:style-name="Strong_20_Emphasis"><text:span text:style-name="T1">Structure des codes</text:span></text:span><text:span text:style-name="T1"> : Utilise des fonctions pour chaque partie (ex : insertion dans l’arbre, tri, etc.) afin de garder le code clair. </text:span></text:p>
        </text:list-item>
        <text:list-item>
          <text:p text:style-name="P16"><text:span text:style-name="Strong_20_Emphasis"><text:span text:style-name="T1">Testez vos codes</text:span></text:span><text:span text:style-name="T1"> avec différents ensembles de données pour être prêt à toute question piège. </text:span></text:p>
        </text:list-item>
      </text:list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4:30:29.435000000</meta:creation-date>
    <dc:date>2024-12-14T14:31:06.143000000</dc:date>
    <meta:editing-duration>PT37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58" meta:word-count="535" meta:character-count="3132" meta:non-whitespace-character-count="2655"/>
  </office:meta>
</office:document-meta>
</file>